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0.842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4.5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cm" fo:min-width="0.95cm"/>
      <style:paragraph-properties style:writing-mode="lr-tb"/>
    </style:style>
    <style:style style:name="gr5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6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.9cm" svg:height="1.9cm" svg:x="8.1cm" svg:y="2.1cm">
          <text:p text:style-name="P1">Inicio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3" draw:id="id3" draw:layer="layout" svg:width="5cm" svg:height="2cm" svg:x="6.6cm" svg:y="13cm">
          <text:p text:style-name="P1"><text:span text:style-name="T1">Mostrar ‘segs’ </text:span></text:p>
          <text:p text:style-name="P1"><text:span text:style-name="T1">no disp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1cm" svg:y1="4cm" svg:x2="9.1cm" svg:y2="5.1cm">
          <text:p/>
        </draw:line>
        <draw:custom-shape draw:style-name="gr1" draw:text-style-name="P2" draw:layer="layout" svg:width="1.9cm" svg:height="1.9cm" svg:x="8.101cm" svg:y="16.201cm">
          <text:p text:style-name="P1">Fim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3" draw:layer="layout" svg:x1="9.1cm" svg:y1="15.1cm" svg:x2="9.1cm" svg:y2="16.2cm">
          <text:p/>
        </draw:line>
        <draw:custom-shape draw:style-name="gr4" draw:text-style-name="P2" xml:id="id1" draw:id="id1" draw:layer="layout" svg:width="2.9cm" svg:height="2.9cm" svg:x="7.6cm" svg:y="5.1cm">
          <text:p text:style-name="P1"><text:span text:style-name="T2">Co</text:span><text:span text:style-name="T2">ntF</text:span><text:span text:style-name="T2">lag</text:span><text:span text:style-name="T2">T2 </text:span></text:p>
          <text:p text:style-name="P1"><text:span text:style-name="T2">= </text:span><text:span text:style-name="T2">4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2" draw:id="id2" draw:layer="layout" svg:width="5cm" svg:height="2cm" svg:x="2cm" svg:y="9.1cm">
          <text:p text:style-name="P1"><text:span text:style-name="T1">Incrementar ‘segs’ </text:span></text:p>
          <text:p text:style-name="P1"><text:span text:style-name="T1">em uma unidad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6cm" svg:y1="6.55cm" svg:x2="4.5cm" svg:y2="9.1cm" draw:start-shape="id1" draw:start-glue-point="5" draw:end-shape="id2" draw:end-glue-point="0" svg:d="M7600 6550h-3100v2550" svg:viewBox="0 0 3101 2551">
          <text:p/>
        </draw:connector>
        <draw:connector draw:style-name="gr6" draw:text-style-name="P3" draw:layer="layout" draw:line-skew="2.098cm 1.499cm" svg:x1="10.5cm" svg:y1="6.55cm" svg:x2="9.1cm" svg:y2="13cm" draw:start-shape="id1" draw:start-glue-point="7" draw:end-shape="id3" draw:end-glue-point="0" svg:d="M10500 6550h2600v5450h-4000v1000" svg:viewBox="0 0 4001 6451">
          <text:p/>
        </draw:connector>
        <draw:frame draw:style-name="gr7" draw:text-style-name="P4" draw:layer="layout" svg:width="1.4cm" svg:height="0.725cm" svg:x="5.4cm" svg:y="5.8cm">
          <draw:text-box>
            <text:p><text:span text:style-name="T3">Sim</text:span></text:p>
          </draw:text-box>
        </draw:frame>
        <draw:frame draw:style-name="gr7" draw:text-style-name="P4" draw:layer="layout" svg:width="1.4cm" svg:height="0.725cm" svg:x="11cm" svg:y="5.801cm">
          <draw:text-box>
            <text:p><text:span text:style-name="T3">Não</text:span></text:p>
          </draw:text-box>
        </draw:frame>
        <draw:connector draw:style-name="gr3" draw:text-style-name="P3" draw:layer="layout" svg:x1="4.5cm" svg:y1="11.1cm" svg:x2="9.1cm" svg:y2="13cm" draw:start-shape="id2" draw:start-glue-point="2" draw:end-shape="id3" draw:end-glue-point="0" svg:d="M4500 11100v950h4600v950" svg:viewBox="0 0 4601 19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5T16:00:59.698580071</meta:creation-date>
    <dc:date>2022-11-05T17:08:42.650949643</dc:date>
    <meta:editing-duration>PT7M12S</meta:editing-duration>
    <meta:editing-cycles>2</meta:editing-cycles>
    <meta:generator>LibreOffice/6.4.7.2$Linux_X86_64 LibreOffice_project/40$Build-2</meta:generator>
    <meta:document-statistic meta:object-count="12"/>
  </office:meta>
</office:document-meta>
</file>